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pressure angle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eeth</text:p>
          </table:table-cell>
          <table:table-cell table:style-name="ce3" office:value-type="string" calcext:value-type="string">
            <text:p>profile shift</text:p>
          </table:table-cell>
          <table:table-cell table:style-name="ce3" office:value-type="string" calcext:value-type="string">
            <text:p>root spacing</text:p>
          </table:table-cell>
          <table:table-cell table:style-name="ce3" office:value-type="string" calcext:value-type="string">
            <text:p>tip di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93" calcext:value-type="float">
            <text:p>0.693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726" calcext:value-type="float">
            <text:p>0.726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109" calcext:value-type="float">
            <text:p>1.109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136" calcext:value-type="float">
            <text:p>1.13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162" calcext:value-type="float">
            <text:p>1.16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213" calcext:value-type="float">
            <text:p>1.21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208" calcext:value-type="float">
            <text:p>1.208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203" calcext:value-type="float">
            <text:p>1.203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195" calcext:value-type="float">
            <text:p>1.195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92" calcext:value-type="float">
            <text:p>1.192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186" calcext:value-type="float">
            <text:p>1.186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81" calcext:value-type="float">
            <text:p>1.181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53" calcext:value-type="float">
            <text:p>1.153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47" calcext:value-type="float">
            <text:p>1.147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.139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102" calcext:value-type="float">
            <text:p>1.102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387" calcext:value-type="float">
            <text:p>1.38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42" calcext:value-type="float">
            <text:p>1.42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453" calcext:value-type="float">
            <text:p>1.45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516" calcext:value-type="float">
            <text:p>1.5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.49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483" calcext:value-type="float">
            <text:p>1.48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476" calcext:value-type="float">
            <text:p>1.47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462" calcext:value-type="float">
            <text:p>1.46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448" calcext:value-type="float">
            <text:p>1.44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.43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423" calcext:value-type="float">
            <text:p>1.42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406" calcext:value-type="float">
            <text:p>1.40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377" calcext:value-type="float">
            <text:p>1.37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08" calcext:value-type="float">
            <text:p>2.08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13" calcext:value-type="float">
            <text:p>2.13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179" calcext:value-type="float">
            <text:p>2.179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274" calcext:value-type="float">
            <text:p>2.2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65" calcext:value-type="float">
            <text:p>2.2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55" calcext:value-type="float">
            <text:p>2.25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235" calcext:value-type="float">
            <text:p>2.23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.22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214" calcext:value-type="float">
            <text:p>2.21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93" calcext:value-type="float">
            <text:p>2.19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188" calcext:value-type="float">
            <text:p>2.18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172" calcext:value-type="float">
            <text:p>2.17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161" calcext:value-type="float">
            <text:p>2.16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51" calcext:value-type="float">
            <text:p>2.15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135" calcext:value-type="float">
            <text:p>2.13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129" calcext:value-type="float">
            <text:p>2.12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108" calcext:value-type="float">
            <text:p>2.10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066" calcext:value-type="float">
            <text:p>2.06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773" calcext:value-type="float">
            <text:p>2.77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84" calcext:value-type="float">
            <text:p>2.84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905" calcext:value-type="float">
            <text:p>2.905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033" calcext:value-type="float">
            <text:p>3.0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007" calcext:value-type="float">
            <text:p>3.00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987" calcext:value-type="float">
            <text:p>2.98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66" calcext:value-type="float">
            <text:p>2.96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952" calcext:value-type="float">
            <text:p>2.95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924" calcext:value-type="float">
            <text:p>2.9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917" calcext:value-type="float">
            <text:p>2.91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896" calcext:value-type="float">
            <text:p>2.896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882" calcext:value-type="float">
            <text:p>2.882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67" calcext:value-type="float">
            <text:p>2.86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846" calcext:value-type="float">
            <text:p>2.84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39" calcext:value-type="float">
            <text:p>2.839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811" calcext:value-type="float">
            <text:p>2.81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755" calcext:value-type="float">
            <text:p>2.75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467" calcext:value-type="float">
            <text:p>3.46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55" calcext:value-type="float">
            <text:p>3.55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631" calcext:value-type="float">
            <text:p>3.63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791" calcext:value-type="float">
            <text:p>3.79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775" calcext:value-type="float">
            <text:p>3.77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733" calcext:value-type="float">
            <text:p>3.73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725" calcext:value-type="float">
            <text:p>3.72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707" calcext:value-type="float">
            <text:p>3.70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69" calcext:value-type="float">
            <text:p>3.6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655" calcext:value-type="float">
            <text:p>3.655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602" calcext:value-type="float">
            <text:p>3.602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84" calcext:value-type="float">
            <text:p>3.58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549" calcext:value-type="float">
            <text:p>3.549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514" calcext:value-type="float">
            <text:p>3.514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478" calcext:value-type="float">
            <text:p>3.478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443" calcext:value-type="float">
            <text:p>3.44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4.16" calcext:value-type="float">
            <text:p>4.16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4.26" calcext:value-type="float">
            <text:p>4.26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.358" calcext:value-type="float">
            <text:p>4.358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549" calcext:value-type="float">
            <text:p>4.54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511" calcext:value-type="float">
            <text:p>4.5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449" calcext:value-type="float">
            <text:p>4.44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28" calcext:value-type="float">
            <text:p>4.428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386" calcext:value-type="float">
            <text:p>4.38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375" calcext:value-type="float">
            <text:p>4.37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343" calcext:value-type="float">
            <text:p>4.34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322" calcext:value-type="float">
            <text:p>4.322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301" calcext:value-type="float">
            <text:p>4.30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269" calcext:value-type="float">
            <text:p>4.269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259" calcext:value-type="float">
            <text:p>4.259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.217" calcext:value-type="float">
            <text:p>4.21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.174" calcext:value-type="float">
            <text:p>4.17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132" calcext:value-type="float">
            <text:p>4.132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656" calcext:value-type="float">
            <text:p>0.656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677" calcext:value-type="float">
            <text:p>0.677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06" calcext:value-type="float">
            <text:p>0.70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53" calcext:value-type="float">
            <text:p>0.65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503" calcext:value-type="float">
            <text:p>0.50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017" calcext:value-type="float">
            <text:p>1.017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05" calcext:value-type="float">
            <text:p>1.05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082" calcext:value-type="float">
            <text:p>1.08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46" calcext:value-type="float">
            <text:p>1.146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79" calcext:value-type="float">
            <text:p>1.079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.062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045" calcext:value-type="float">
            <text:p>1.045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02" calcext:value-type="float">
            <text:p>1.002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804" calcext:value-type="float">
            <text:p>0.804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272" calcext:value-type="float">
            <text:p>1.272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313" calcext:value-type="float">
            <text:p>1.313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353" calcext:value-type="float">
            <text:p>1.35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33" calcext:value-type="float">
            <text:p>1.43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12" calcext:value-type="float">
            <text:p>1.41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59" calcext:value-type="float">
            <text:p>1.35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349" calcext:value-type="float">
            <text:p>1.34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327" calcext:value-type="float">
            <text:p>1.32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263" calcext:value-type="float">
            <text:p>1.26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252" calcext:value-type="float">
            <text:p>1.25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199" calcext:value-type="float">
            <text:p>1.19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77" calcext:value-type="float">
            <text:p>1.1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145" calcext:value-type="float">
            <text:p>1.14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91" calcext:value-type="float">
            <text:p>1.09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908" calcext:value-type="float">
            <text:p>1.908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969" calcext:value-type="float">
            <text:p>1.969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03" calcext:value-type="float">
            <text:p>2.0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149" calcext:value-type="float">
            <text:p>2.14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18" calcext:value-type="float">
            <text:p>2.11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39" calcext:value-type="float">
            <text:p>2.03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023" calcext:value-type="float">
            <text:p>2.02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.991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959" calcext:value-type="float">
            <text:p>1.95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878" calcext:value-type="float">
            <text:p>1.87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766" calcext:value-type="float">
            <text:p>1.76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17" calcext:value-type="float">
            <text:p>1.71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.701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637" calcext:value-type="float">
            <text:p>1.637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508" calcext:value-type="float">
            <text:p>1.508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543" calcext:value-type="float">
            <text:p>2.54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626" calcext:value-type="float">
            <text:p>2.626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706" calcext:value-type="float">
            <text:p>2.706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866" calcext:value-type="float">
            <text:p>2.86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824" calcext:value-type="float">
            <text:p>2.82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782" calcext:value-type="float">
            <text:p>2.78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718" calcext:value-type="float">
            <text:p>2.71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97" calcext:value-type="float">
            <text:p>2.69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654" calcext:value-type="float">
            <text:p>2.654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12" calcext:value-type="float">
            <text:p>2.61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526" calcext:value-type="float">
            <text:p>2.52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504" calcext:value-type="float">
            <text:p>2.504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397" calcext:value-type="float">
            <text:p>2.397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183" calcext:value-type="float">
            <text:p>2.183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097" calcext:value-type="float">
            <text:p>2.09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011" calcext:value-type="float">
            <text:p>2.011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179" calcext:value-type="float">
            <text:p>3.17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282" calcext:value-type="float">
            <text:p>3.282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383" calcext:value-type="float">
            <text:p>3.38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82" calcext:value-type="float">
            <text:p>3.58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478" calcext:value-type="float">
            <text:p>3.47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98" calcext:value-type="float">
            <text:p>3.39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371" calcext:value-type="float">
            <text:p>3.37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318" calcext:value-type="float">
            <text:p>3.31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64" calcext:value-type="float">
            <text:p>3.26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157" calcext:value-type="float">
            <text:p>3.157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131" calcext:value-type="float">
            <text:p>3.13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943" calcext:value-type="float">
            <text:p>2.94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862" calcext:value-type="float">
            <text:p>2.8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836" calcext:value-type="float">
            <text:p>2.836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28" calcext:value-type="float">
            <text:p>2.728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621" calcext:value-type="float">
            <text:p>2.621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513" calcext:value-type="float">
            <text:p>2.513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815" calcext:value-type="float">
            <text:p>3.815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938" calcext:value-type="float">
            <text:p>3.938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.059" calcext:value-type="float">
            <text:p>4.059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298" calcext:value-type="float">
            <text:p>4.29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.23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173" calcext:value-type="float">
            <text:p>4.17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078" calcext:value-type="float">
            <text:p>4.07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.046" calcext:value-type="float">
            <text:p>4.046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82" calcext:value-type="float">
            <text:p>3.98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917" calcext:value-type="float">
            <text:p>3.917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789" calcext:value-type="float">
            <text:p>3.7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757" calcext:value-type="float">
            <text:p>3.75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596" calcext:value-type="float">
            <text:p>3.596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31" calcext:value-type="float">
            <text:p>3.531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435" calcext:value-type="float">
            <text:p>3.43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403" calcext:value-type="float">
            <text:p>3.403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274" calcext:value-type="float">
            <text:p>3.274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145" calcext:value-type="float">
            <text:p>3.14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016" calcext:value-type="float">
            <text:p>3.016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543" calcext:value-type="float">
            <text:p>0.543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564" calcext:value-type="float">
            <text:p>0.564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585" calcext:value-type="float">
            <text:p>0.585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869" calcext:value-type="float">
            <text:p>0.869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902" calcext:value-type="float">
            <text:p>0.902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935" calcext:value-type="float">
            <text:p>0.93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.956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12" calcext:value-type="float">
            <text:p>0.912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77" calcext:value-type="float">
            <text:p>0.777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43" calcext:value-type="float">
            <text:p>0.64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087" calcext:value-type="float">
            <text:p>1.087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128" calcext:value-type="float">
            <text:p>1.128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169" calcext:value-type="float">
            <text:p>1.169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251" calcext:value-type="float">
            <text:p>1.25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95" calcext:value-type="float">
            <text:p>1.19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139" calcext:value-type="float">
            <text:p>1.13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56" calcext:value-type="float">
            <text:p>1.05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28" calcext:value-type="float">
            <text:p>1.0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72" calcext:value-type="float">
            <text:p>0.97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04" calcext:value-type="float">
            <text:p>0.80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92" calcext:value-type="float">
            <text:p>0.69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496" calcext:value-type="float">
            <text:p>0.49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1.63" calcext:value-type="float">
            <text:p>1.63</text:p>
          </table:table-cell>
          <table:table-cell office:value-type="float" office:value="16.2" calcext:value-type="float">
            <text:p>16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1.692" calcext:value-type="float">
            <text:p>1.692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1.754" calcext:value-type="float">
            <text:p>1.754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76" calcext:value-type="float">
            <text:p>1.87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93" calcext:value-type="float">
            <text:p>1.79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709" calcext:value-type="float">
            <text:p>1.70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542" calcext:value-type="float">
            <text:p>1.54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206" calcext:value-type="float">
            <text:p>1.20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64" calcext:value-type="float">
            <text:p>1.16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.03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54" calcext:value-type="float">
            <text:p>0.95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173" calcext:value-type="float">
            <text:p>2.173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256" calcext:value-type="float">
            <text:p>2.256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338" calcext:value-type="float">
            <text:p>2.338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501" calcext:value-type="float">
            <text:p>2.50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79" calcext:value-type="float">
            <text:p>2.27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11" calcext:value-type="float">
            <text:p>2.11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055" calcext:value-type="float">
            <text:p>2.05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943" calcext:value-type="float">
            <text:p>1.94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832" calcext:value-type="float">
            <text:p>1.83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08" calcext:value-type="float">
            <text:p>1.6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.552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83" calcext:value-type="float">
            <text:p>1.38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59" calcext:value-type="float">
            <text:p>1.159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.99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487" calcext:value-type="float">
            <text:p>0.48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2.716" calcext:value-type="float">
            <text:p>2.71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82" calcext:value-type="float">
            <text:p>2.82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.923" calcext:value-type="float">
            <text:p>2.92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126" calcext:value-type="float">
            <text:p>3.12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988" calcext:value-type="float">
            <text:p>2.98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849" calcext:value-type="float">
            <text:p>2.84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.63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569" calcext:value-type="float">
            <text:p>2.569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29" calcext:value-type="float">
            <text:p>2.429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289" calcext:value-type="float">
            <text:p>2.28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009" calcext:value-type="float">
            <text:p>2.009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939" calcext:value-type="float">
            <text:p>1.93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729" calcext:value-type="float">
            <text:p>1.729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589" calcext:value-type="float">
            <text:p>1.589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449" calcext:value-type="float">
            <text:p>1.449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69" calcext:value-type="float">
            <text:p>1.169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26" calcext:value-type="float">
            <text:p>3.26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.384" calcext:value-type="float">
            <text:p>3.384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3.507" calcext:value-type="float">
            <text:p>3.507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752" calcext:value-type="float">
            <text:p>3.75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585" calcext:value-type="float">
            <text:p>3.58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418" calcext:value-type="float">
            <text:p>3.41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167" calcext:value-type="float">
            <text:p>3.167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083" calcext:value-type="float">
            <text:p>3.08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.91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747" calcext:value-type="float">
            <text:p>2.747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411" calcext:value-type="float">
            <text:p>2.41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327" calcext:value-type="float">
            <text:p>2.327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075" calcext:value-type="float">
            <text:p>2.07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907" calcext:value-type="float">
            <text:p>1.90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739" calcext:value-type="float">
            <text:p>1.739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487" calcext:value-type="float">
            <text:p>1.487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403" calcext:value-type="float">
            <text:p>1.403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office:value-type="float" office:value="294" calcext:value-type="float">
            <text:p>294</text:p>
          </table:table-cell>
        </table:table-row>
      </table:table>
      <table:named-expressions/>
      <table:database-ranges>
        <table:database-range table:name="__Anonymous_Sheet_DB__0" table:target-range-address="Sheet4.A1:Sheet4.F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6:31:12.802842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3:47:46.194610028</meta:creation-date>
    <meta:generator>LibreOffice/6.4.7.2$Linux_X86_64 LibreOffice_project/40$Build-2</meta:generator>
    <dc:date>2022-08-01T10:45:37.370447407</dc:date>
    <meta:editing-duration>PT6H29M16S</meta:editing-duration>
    <meta:editing-cycles>4</meta:editing-cycles>
    <meta:document-statistic meta:table-count="1" meta:cell-count="2526" meta:object-count="0"/>
  </office:meta>
</office:document-meta>
</file>